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05f1" officeooo:paragraph-rsid="001005f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005f1" officeooo:paragraph-rsid="001005f1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Practice</text:p>
      <text:p text:style-name="P1"/>
      <text:p text:style-name="P2">This project is a general practical exercise to let you discover networking.</text:p>
      <text:p text:style-name="P2">You will have to configure small-scale networks. To do so, it will be necessary to under-</text:p>
      <text:p text:style-name="P2">stand how TCP/IP addressing works.</text:p>
      <text:p text:style-name="P2"/>
      <text:p text:style-name="P2">This project is about solving networking problems to make a network run.</text:p>
      <text:p text:style-name="P2">For each level, a non-functioning network diagram appears.</text:p>
      <text:p text:style-name="P2">At the top of your window, you will see a goal to achieve: the issues to solve so that</text:p>
      <text:p text:style-name="P2">the network runs properly.</text:p>
      <text:p text:style-name="P2">To complete this assignment, it is strongly recommended to understand how address-</text:p>
      <text:p text:style-name="P2">ing works in a network in which there are devices such as routers. Read about TCP/IP</text:p>
      <text:p text:style-name="P2">address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32:50.671240299</meta:creation-date>
    <dc:date>2023-11-09T15:35:40.977116350</dc:date>
    <meta:editing-duration>PT2M50S</meta:editing-duration>
    <meta:editing-cycles>1</meta:editing-cycles>
    <meta:document-statistic meta:table-count="0" meta:image-count="0" meta:object-count="0" meta:page-count="1" meta:paragraph-count="11" meta:word-count="106" meta:character-count="629" meta:non-whitespace-character-count="534"/>
    <meta:generator>LibreOffice/7.3.7.2$Linux_X86_64 LibreOffice_project/30$Build-2</meta:generator>
  </office:meta>
</office:document-meta>
</file>